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7000001C3CF78F81D.png" manifest:media-type="image/png"/>
  <manifest:file-entry manifest:full-path="Pictures/100002010000020B0000019B013F0F9D.png" manifest:media-type="image/png"/>
  <manifest:file-entry manifest:full-path="Pictures/1000020100000157000000B7AE025C29.png" manifest:media-type="image/png"/>
  <manifest:file-entry manifest:full-path="Pictures/100002010000027F000001A7DF475D5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Menlo" svg:font-family="Menlo, Monaco, Consolas, 'Ubuntu Mono', 'DejaVu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piskelija" style:family="table">
      <style:table-properties style:width="17cm" table:align="margins"/>
    </style:style>
    <style:style style:name="Opiskelija.A" style:family="table-column">
      <style:table-column-properties style:column-width="5.667cm" style:rel-column-width="21845*"/>
    </style:style>
    <style:style style:name="Opiskelija.A1" style:family="table-cell">
      <style:table-cell-properties fo:padding="0.097cm" fo:border-left="0.05pt solid #000000" fo:border-right="none" fo:border-top="0.05pt solid #000000" fo:border-bottom="0.05pt solid #000000"/>
    </style:style>
    <style:style style:name="Opiskelija.C1" style:family="table-cell">
      <style:table-cell-properties fo:padding="0.097cm" fo:border="0.05pt solid #000000"/>
    </style:style>
    <style:style style:name="Opiskelija.A2" style:family="table-cell">
      <style:table-cell-properties fo:padding="0.097cm" fo:border-left="0.05pt solid #000000" fo:border-right="none" fo:border-top="none" fo:border-bottom="0.05pt solid #000000"/>
    </style:style>
    <style:style style:name="Opiskelija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5.667cm" style:rel-column-width="21845*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C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2" style:family="table">
      <style:table-properties style:width="17cm" table:align="margins"/>
    </style:style>
    <style:style style:name="Taulukko2.A" style:family="table-column">
      <style:table-column-properties style:column-width="5.667cm" style:rel-column-width="21845*"/>
    </style:style>
    <style:style style:name="Taulukko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2.C1" style:family="table-cell">
      <style:table-cell-properties fo:padding="0.097cm" fo:border="0.05pt solid #000000"/>
    </style:style>
    <style:style style:name="Taulukko2.A2" style:family="table-cell">
      <style:table-cell-properties fo:padding="0.097cm" fo:border-left="0.05pt solid #000000" fo:border-right="none" fo:border-top="none" fo:border-bottom="0.05pt solid #000000"/>
    </style:style>
    <style:style style:name="Taulukko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size="12pt" officeooo:rsid="0008403e" officeooo:paragraph-rsid="0008403e" style:font-size-asian="10.5pt" style:font-size-complex="12pt"/>
    </style:style>
    <style:style style:name="P2" style:family="paragraph" style:parent-style-name="Preformatted_20_Text">
      <style:text-properties fo:font-size="12pt" officeooo:rsid="000bcc91" officeooo:paragraph-rsid="000bcc91" style:font-size-asian="10.5pt" style:font-size-complex="12pt"/>
    </style:style>
    <style:style style:name="P3" style:family="paragraph" style:parent-style-name="Preformatted_20_Text">
      <style:text-properties fo:font-size="12pt" officeooo:rsid="000cdead" officeooo:paragraph-rsid="000cdead" style:font-size-asian="10.5pt" style:font-size-complex="12pt"/>
    </style:style>
    <style:style style:name="P4" style:family="paragraph" style:parent-style-name="Preformatted_20_Text">
      <style:text-properties fo:font-size="12pt" officeooo:rsid="000ebfd1" officeooo:paragraph-rsid="000ebfd1" style:font-size-asian="10.5pt" style:font-size-complex="12pt"/>
    </style:style>
    <style:style style:name="P5" style:family="paragraph" style:parent-style-name="Preformatted_20_Text">
      <style:text-properties fo:font-size="12pt" style:text-underline-style="solid" style:text-underline-width="auto" style:text-underline-color="font-color" officeooo:rsid="000bcc91" officeooo:paragraph-rsid="000bcc91" style:font-size-asian="10.5pt" style:font-size-complex="12pt"/>
    </style:style>
    <style:style style:name="P6" style:family="paragraph" style:parent-style-name="Preformatted_20_Text">
      <style:text-properties fo:font-size="12pt" style:text-underline-style="solid" style:text-underline-width="auto" style:text-underline-color="font-color" officeooo:rsid="000cdead" officeooo:paragraph-rsid="000cdead" style:font-size-asian="10.5pt" style:font-size-complex="12pt"/>
    </style:style>
    <style:style style:name="P7" style:family="paragraph" style:parent-style-name="Preformatted_20_Text">
      <style:text-properties fo:font-size="12pt" style:text-underline-style="none" fo:font-weight="normal" officeooo:rsid="00120798" officeooo:paragraph-rsid="00120798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fo:font-size="12pt" style:text-underline-style="none" fo:font-weight="normal" officeooo:rsid="0013a299" officeooo:paragraph-rsid="0013a299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font-size="12pt" style:text-underline-style="none" fo:font-weight="normal" officeooo:rsid="0014de1b" officeooo:paragraph-rsid="0014de1b" style:font-size-asian="10.5pt" style:font-weight-asian="normal" style:font-size-complex="12pt" style:font-weight-complex="normal"/>
    </style:style>
    <style:style style:name="P10" style:family="paragraph" style:parent-style-name="Preformatted_20_Text">
      <style:text-properties fo:font-size="16pt" officeooo:rsid="000ac696" officeooo:paragraph-rsid="000ac696" style:font-size-asian="14pt" style:font-size-complex="16pt"/>
    </style:style>
    <style:style style:name="P11" style:family="paragraph" style:parent-style-name="Preformatted_20_Text">
      <style:text-properties fo:font-size="16pt" officeooo:rsid="001144f7" officeooo:paragraph-rsid="001144f7" style:font-size-asian="14pt" style:font-size-complex="16pt"/>
    </style:style>
    <style:style style:name="P12" style:family="paragraph" style:parent-style-name="Preformatted_20_Text">
      <style:text-properties fo:font-size="16pt" fo:font-weight="bold" officeooo:rsid="000ac696" officeooo:paragraph-rsid="000ac696" style:font-size-asian="14pt" style:font-weight-asian="bold" style:font-size-complex="16pt" style:font-weight-complex="bold"/>
    </style:style>
    <style:style style:name="P13" style:family="paragraph" style:parent-style-name="Preformatted_20_Text">
      <style:text-properties fo:font-size="16pt" fo:font-weight="bold" officeooo:rsid="0008403e" officeooo:paragraph-rsid="0008403e" style:font-size-asian="16pt" style:font-weight-asian="bold" style:font-size-complex="16pt" style:font-weight-complex="bold"/>
    </style:style>
    <style:style style:name="P14" style:family="paragraph" style:parent-style-name="Preformatted_20_Text">
      <style:text-properties fo:font-size="16pt" style:text-underline-style="solid" style:text-underline-width="auto" style:text-underline-color="font-color" fo:font-weight="bold" officeooo:rsid="001144f7" officeooo:paragraph-rsid="001144f7" style:font-size-asian="16pt" style:font-weight-asian="bold" style:font-size-complex="16pt" style:font-weight-complex="bold"/>
    </style:style>
    <style:style style:name="P15" style:family="paragraph" style:parent-style-name="Preformatted_20_Text">
      <style:text-properties fo:font-size="16pt" style:text-underline-style="none" fo:font-weight="bold" officeooo:rsid="001144f7" officeooo:paragraph-rsid="001144f7" style:font-size-asian="16pt" style:font-weight-asian="bold" style:font-size-complex="16pt" style:font-weight-complex="bold"/>
    </style:style>
    <style:style style:name="P16" style:family="paragraph" style:parent-style-name="Preformatted_20_Text">
      <style:text-properties fo:font-size="16pt" style:text-underline-style="none" fo:font-weight="bold" officeooo:rsid="0014bd9a" officeooo:paragraph-rsid="0014bd9a" style:font-size-asian="16pt" style:font-weight-asian="bold" style:font-size-complex="16pt" style:font-weight-complex="bold"/>
    </style:style>
    <style:style style:name="P17" style:family="paragraph" style:parent-style-name="Preformatted_20_Text">
      <style:text-properties fo:font-size="16pt" style:text-underline-style="none" fo:font-weight="bold" officeooo:rsid="0014de1b" officeooo:paragraph-rsid="0014de1b" style:font-size-asian="16pt" style:font-weight-asian="bold" style:font-size-complex="16pt" style:font-weight-complex="bold"/>
    </style:style>
    <style:style style:name="P18" style:family="paragraph" style:parent-style-name="Preformatted_20_Text">
      <style:text-properties fo:font-size="16pt" style:text-underline-style="none" fo:font-weight="bold" officeooo:rsid="00150a42" officeooo:paragraph-rsid="00150a42" style:font-size-asian="16pt" style:font-weight-asian="bold" style:font-size-complex="16pt" style:font-weight-complex="bold"/>
    </style:style>
    <style:style style:name="P19" style:family="paragraph" style:parent-style-name="Preformatted_20_Text">
      <style:text-properties fo:font-size="14pt" officeooo:rsid="000bcc91" officeooo:paragraph-rsid="000bcc91" style:font-size-asian="14pt" style:font-size-complex="14pt"/>
    </style:style>
    <style:style style:name="P20" style:family="paragraph" style:parent-style-name="Preformatted_20_Text">
      <style:text-properties fo:font-size="14pt" officeooo:rsid="000bcc91" officeooo:paragraph-rsid="000cdead" style:font-size-asian="14pt" style:font-size-complex="14pt"/>
    </style:style>
    <style:style style:name="P21" style:family="paragraph" style:parent-style-name="Preformatted_20_Text">
      <style:text-properties fo:font-size="14pt" style:text-underline-style="solid" style:text-underline-width="auto" style:text-underline-color="font-color" officeooo:rsid="000bcc91" officeooo:paragraph-rsid="000bcc91" style:font-size-asian="14pt" style:font-size-complex="14pt"/>
    </style:style>
    <style:style style:name="P22" style:family="paragraph" style:parent-style-name="Preformatted_20_Text">
      <style:text-properties fo:font-size="18pt" style:text-underline-style="solid" style:text-underline-width="auto" style:text-underline-color="font-color" fo:font-weight="bold" officeooo:rsid="001144f7" officeooo:paragraph-rsid="001144f7" style:font-size-asian="18pt" style:font-weight-asian="bold" style:font-size-complex="18pt" style:font-weight-complex="bold"/>
    </style:style>
    <style:style style:name="P23" style:family="paragraph" style:parent-style-name="Preformatted_20_Text">
      <style:text-properties officeooo:paragraph-rsid="0014de1b"/>
    </style:style>
    <style:style style:name="P24" style:family="paragraph" style:parent-style-name="Preformatted_20_Text">
      <style:text-properties officeooo:rsid="0014de1b" officeooo:paragraph-rsid="0014de1b"/>
    </style:style>
    <style:style style:name="P25" style:family="paragraph" style:parent-style-name="Table_20_Heading">
      <style:text-properties style:font-name="Liberation Mono" fo:font-size="12pt" officeooo:rsid="00120798" officeooo:paragraph-rsid="00120798" style:font-name-asian="NSimSun" style:font-size-asian="12pt" style:font-name-complex="Liberation Mono" style:font-size-complex="12pt"/>
    </style:style>
    <style:style style:name="P26" style:family="paragraph" style:parent-style-name="Table_20_Contents">
      <style:text-properties style:font-name="Liberation Mono" fo:font-size="12pt" officeooo:rsid="00120798" officeooo:paragraph-rsid="00120798" style:font-name-asian="NSimSun" style:font-size-asian="12pt" style:font-name-complex="Liberation Mono" style:font-size-complex="12pt"/>
    </style:style>
    <style:style style:name="P27" style:family="paragraph" style:parent-style-name="Preformatted_20_Text">
      <style:text-properties fo:font-size="12pt" style:text-underline-style="none" fo:font-weight="normal" officeooo:rsid="00150a42" officeooo:paragraph-rsid="0018ec5c" style:font-size-asian="10.5pt" style:font-weight-asian="normal" style:font-size-complex="12pt" style:font-weight-complex="normal"/>
    </style:style>
    <style:style style:name="P28" style:family="paragraph" style:parent-style-name="Preformatted_20_Text">
      <style:text-properties fo:font-size="12pt" style:text-underline-style="none" fo:font-weight="normal" officeooo:rsid="0018ec5c" officeooo:paragraph-rsid="0018ec5c" style:font-size-asian="10.5pt" style:font-weight-asian="normal" style:font-size-complex="12pt" style:font-weight-complex="normal"/>
    </style:style>
    <style:style style:name="P29" style:family="paragraph" style:parent-style-name="Preformatted_20_Text">
      <style:text-properties fo:font-size="12pt" style:text-underline-style="none" officeooo:rsid="001c2bd3" officeooo:paragraph-rsid="001c2bd3" style:font-size-asian="10.5pt" style:font-size-complex="12pt"/>
    </style:style>
    <style:style style:name="P30" style:family="paragraph" style:parent-style-name="Preformatted_20_Text">
      <style:text-properties fo:font-size="12pt" style:text-underline-style="solid" style:text-underline-width="auto" style:text-underline-color="font-color" officeooo:rsid="000bcc91" officeooo:paragraph-rsid="000bcc91" style:font-size-asian="10.5pt" style:font-size-complex="12pt"/>
    </style:style>
    <style:style style:name="P31" style:family="paragraph" style:parent-style-name="Preformatted_20_Text">
      <style:text-properties fo:font-size="12pt" style:text-underline-style="solid" style:text-underline-width="auto" style:text-underline-color="font-color" officeooo:rsid="001c2bd3" officeooo:paragraph-rsid="001c2bd3" style:font-size-asian="10.5pt" style:font-size-complex="12pt"/>
    </style:style>
    <style:style style:name="P32" style:family="paragraph" style:parent-style-name="Preformatted_20_Text">
      <style:text-properties fo:font-size="12pt" style:text-underline-style="solid" style:text-underline-width="auto" style:text-underline-color="font-color" officeooo:rsid="000cdead" officeooo:paragraph-rsid="001c2bd3" style:font-size-asian="10.5pt" style:font-size-complex="12pt"/>
    </style:style>
    <style:style style:name="P33" style:family="paragraph" style:parent-style-name="Preformatted_20_Text">
      <style:text-properties fo:font-size="12pt" officeooo:rsid="000ebfd1" officeooo:paragraph-rsid="000ebfd1" style:font-size-asian="10.5pt" style:font-size-complex="12pt"/>
    </style:style>
    <style:style style:name="P34" style:family="paragraph" style:parent-style-name="Preformatted_20_Text">
      <style:text-properties fo:font-size="12pt" officeooo:rsid="001c2bd3" officeooo:paragraph-rsid="001c2bd3" style:font-size-asian="10.5pt" style:font-size-complex="12pt"/>
    </style:style>
    <style:style style:name="P35" style:family="paragraph" style:parent-style-name="Preformatted_20_Text">
      <style:text-properties officeooo:paragraph-rsid="0014de1b"/>
    </style:style>
    <style:style style:name="P36" style:family="paragraph" style:parent-style-name="Preformatted_20_Text">
      <style:text-properties fo:font-size="16pt" style:text-underline-style="none" fo:font-weight="bold" officeooo:rsid="0014de1b" officeooo:paragraph-rsid="0014bd9a" style:font-size-asian="16pt" style:font-weight-asian="bold" style:font-size-complex="16pt" style:font-weight-complex="bold"/>
    </style:style>
    <style:style style:name="P37" style:family="paragraph" style:parent-style-name="Preformatted_20_Text">
      <style:text-properties fo:font-size="16pt" style:text-underline-style="none" fo:font-weight="bold" officeooo:rsid="0018ec5c" officeooo:paragraph-rsid="0018ec5c" style:font-size-asian="16pt" style:font-weight-asian="bold" style:font-size-complex="16pt" style:font-weight-complex="bold"/>
    </style:style>
    <style:style style:name="P38" style:family="paragraph" style:parent-style-name="Preformatted_20_Text">
      <style:text-properties fo:font-size="16pt" style:text-underline-style="none" fo:font-weight="bold" officeooo:rsid="00150a42" officeooo:paragraph-rsid="00150a42" style:font-size-asian="16pt" style:font-weight-asian="bold" style:font-size-complex="16pt" style:font-weight-complex="bold"/>
    </style:style>
    <style:style style:name="P39" style:family="paragraph" style:parent-style-name="Preformatted_20_Text">
      <style:text-properties fo:font-size="16pt" style:text-underline-style="none" fo:font-weight="bold" officeooo:rsid="0014bd9a" officeooo:paragraph-rsid="0014bd9a" style:font-size-asian="16pt" style:font-weight-asian="bold" style:font-size-complex="16pt" style:font-weight-complex="bold"/>
    </style:style>
    <style:style style:name="P40" style:family="paragraph" style:parent-style-name="Preformatted_20_Text">
      <style:text-properties fo:font-size="16pt" style:text-underline-style="none" fo:font-weight="bold" officeooo:rsid="001ee798" officeooo:paragraph-rsid="001ee798" style:font-size-asian="16pt" style:font-weight-asian="bold" style:font-size-complex="16pt" style:font-weight-complex="bold"/>
    </style:style>
    <style:style style:name="P41" style:family="paragraph" style:parent-style-name="Preformatted_20_Text">
      <style:text-properties fo:font-size="16pt" style:text-underline-style="none" fo:font-weight="bold" officeooo:rsid="00150a42" officeooo:paragraph-rsid="0018ec5c" style:font-size-asian="14pt" style:font-weight-asian="bold" style:font-size-complex="16pt" style:font-weight-complex="bold"/>
    </style:style>
    <style:style style:name="P42" style:family="paragraph" style:parent-style-name="Preformatted_20_Text">
      <style:text-properties fo:font-size="16pt" officeooo:rsid="000ac696" officeooo:paragraph-rsid="000ac696" style:font-size-asian="14pt" style:font-size-complex="16pt"/>
    </style:style>
    <style:style style:name="P43" style:family="paragraph" style:parent-style-name="Preformatted_20_Text">
      <style:text-properties style:font-name="Liberation Mono" fo:font-size="12pt" style:text-underline-style="none" fo:font-weight="normal" officeooo:rsid="001ab053" officeooo:paragraph-rsid="001ab053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fo:font-size="18pt" style:text-underline-style="solid" style:text-underline-width="auto" style:text-underline-color="font-color" fo:font-weight="bold" officeooo:rsid="001144f7" officeooo:paragraph-rsid="000cdead" style:font-size-asian="18pt" style:font-weight-asian="bold" style:font-size-complex="18pt" style:font-weight-complex="bold"/>
    </style:style>
    <style:style style:name="P45" style:family="paragraph" style:parent-style-name="Heading_20_2">
      <style:text-properties fo:font-size="16pt" style:text-underline-style="none" fo:font-weight="bold" officeooo:rsid="00150a42" officeooo:paragraph-rsid="00150a42" style:font-size-asian="16pt" style:font-weight-asian="bold" style:font-size-complex="16pt" style:font-weight-complex="bold"/>
    </style:style>
    <style:style style:name="P46" style:family="paragraph" style:parent-style-name="Heading_20_2">
      <style:text-properties fo:font-variant="normal" fo:text-transform="none" fo:color="#333333" style:font-name="Liberation Mono" fo:font-size="12pt" fo:letter-spacing="normal" fo:font-style="normal" style:text-underline-style="none" fo:font-weight="normal" officeooo:rsid="0019e775" officeooo:paragraph-rsid="0019e775" style:font-size-asian="10.5pt" style:font-weight-asian="normal" style:font-size-complex="12pt" style:font-weight-complex="normal"/>
    </style:style>
    <style:style style:name="P47" style:family="paragraph" style:parent-style-name="Heading_20_2">
      <style:text-properties fo:font-variant="normal" fo:text-transform="none" fo:color="#333333" style:font-name="Liberation Mono" fo:font-size="16pt" fo:letter-spacing="normal" fo:font-style="normal" style:text-underline-style="none" fo:font-weight="bold" officeooo:rsid="00150a42" officeooo:paragraph-rsid="0019e775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dead"/>
    </style:style>
    <style:style style:name="T3" style:family="text">
      <style:text-properties style:text-underline-style="solid" style:text-underline-width="auto" style:text-underline-color="font-color" officeooo:rsid="001c2bd3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cdead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2pt" style:text-underline-style="none" fo:font-weight="normal" officeooo:rsid="0014de1b" style:font-size-asian="10.5pt" style:font-weight-asian="normal" style:font-size-complex="12pt" style:font-weight-complex="normal"/>
    </style:style>
    <style:style style:name="T8" style:family="text">
      <style:text-properties officeooo:rsid="0018ec5c"/>
    </style:style>
    <style:style style:name="T9" style:family="text">
      <style:text-properties fo:font-variant="normal" fo:text-transform="none" fo:color="#333333" style:font-name="Liberation Mono" fo:letter-spacing="normal" fo:font-style="normal"/>
    </style:style>
    <style:style style:name="T10" style:family="text">
      <style:text-properties fo:font-variant="normal" fo:text-transform="none" fo:color="#333333" style:font-name="Liberation Mono" fo:letter-spacing="normal" fo:font-style="normal" style:font-size-asian="12pt"/>
    </style:style>
    <style:style style:name="T11" style:family="text">
      <style:text-properties fo:font-variant="normal" fo:text-transform="none" fo:color="#000000" style:font-name="Liberation Mono" fo:letter-spacing="normal" fo:font-style="normal" style:font-size-asian="12pt"/>
    </style:style>
    <style:style style:name="T12" style:family="text">
      <style:text-properties fo:font-variant="normal" fo:text-transform="none" fo:color="#000000" style:font-name="Liberation Mono" fo:letter-spacing="normal" fo:font-style="normal" style:font-size-asian="12pt" fo:padding="0cm" fo:border="none"/>
    </style:style>
    <style:style style:name="T13" style:family="text">
      <style:text-properties style:font-name="Liberation Mono" style:font-size-asian="12pt"/>
    </style:style>
    <style:style style:name="T14" style:family="text">
      <style:text-properties officeooo:rsid="00194a79"/>
    </style:style>
    <style:style style:name="T15" style:family="text">
      <style:text-properties officeooo:rsid="0019e775"/>
    </style:style>
    <style:style style:name="T16" style:family="text">
      <style:text-properties officeooo:rsid="001ab053"/>
    </style:style>
    <style:style style:name="T17" style:family="text">
      <style:text-properties officeooo:rsid="001c2bd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dc575"/>
    </style:style>
    <style:style style:name="T20" style:family="text">
      <style:text-properties officeooo:rsid="001ee798"/>
    </style:style>
    <style:style style:name="T21" style:family="text">
      <style:text-properties officeooo:rsid="0020a60f"/>
    </style:style>
    <style:style style:name="T22" style:family="text">
      <style:text-properties officeooo:rsid="002129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Johdanto</text:p>
      <text:p text:style-name="P1"/>
      <text:p text:style-name="P1">Ohjelman tarkoitus on luoda ympäristö urheilujoukkueille, jossa voidaan <text:span text:style-name="T8">luoda ja hallita joukkueita</text:span>. Järjestelmään voi luoda profiilin pelaajille ja joukkueille. Joukkueet voivat järjestää tapahtumia kuten harjoituksia ja otteluit<text:span text:style-name="T8">a, joita pelaajat voivat tarkistella sivuilta.</text:span></text:p>
      <text:p text:style-name="P1"/>
      <text:p text:style-name="P1">Ohjelma toteutetaan laitoksen users-palvelimelle Php:tä käyttäen.</text:p>
      <text:p text:style-name="P10"/>
      <text:p text:style-name="P22">Yleiskuva järjestelmästä</text:p>
      <text:p text:style-name="P11"/>
      <text:p text:style-name="P12">Käyttötapauskaavio</text:p>
      <text:p text:style-name="P10"><draw:frame draw:style-name="fr1" draw:name="Kuva1" text:anchor-type="paragraph" svg:x="-1.434cm" svg:y="0.559cm" svg:width="19.576cm" svg:height="10.478cm" draw:z-index="1"><draw:image xlink:href="Pictures/100002010000027F000001A7DF475D52.png" xlink:type="simple" xlink:show="embed" xlink:actuate="onLoad"/></draw:frame></text:p>
      <text:p text:style-name="P10"/>
      <text:p text:style-name="P12">Käyttäjäryhmät</text:p>
      <text:p text:style-name="P2"/>
      <text:p text:style-name="P21">Uusi käyttäjä </text:p>
      <text:p text:style-name="P2">Kuka tahansa joka sattuu sivulle, joka ei vielä ole rekisteröitynyt</text:p>
      <text:p text:style-name="P2"/>
      <text:p text:style-name="P2"><text:span text:style-name="T6">Pelaaja</text:span> </text:p>
      <text:p text:style-name="P2">Rekisteröitynyt käyttäjä, jolla ei ole joukkueenhallinta oikeuksia</text:p>
      <text:p text:style-name="P2"/>
      <text:p text:style-name="P21"><text:span text:style-name="T17">Joukkueenjäsen</text:span> </text:p>
      <text:p text:style-name="P2">Rekisteröitynyt käyttäjä, jo<text:span text:style-name="T17">ka on joukkueen jäsen, ja täten</text:span> oikeudet muokata j<text:span text:style-name="T17">ou</text:span>kk<text:span text:style-name="T17">u</text:span>e<text:span text:style-name="T17">tta</text:span></text:p>
      <text:p text:style-name="P10"><text:soft-page-break/></text:p>
      <text:p text:style-name="P10"><text:span text:style-name="T18">Käyttötapauskuvaukset</text:span></text:p>
      <text:p text:style-name="P5"/>
      <text:p text:style-name="P5"><text:span text:style-name="T4">Uu</text:span><text:span text:style-name="T5">den käyttäjän käyttötapaukset</text:span> </text:p>
      <text:p text:style-name="P2"/>
      <text:p text:style-name="P5">Rekisteröityminen</text:p>
      <text:p text:style-name="P29">Uusi käyttäjä luo tunnuksen palveluun</text:p>
      <text:p text:style-name="P2"/>
      <text:p text:style-name="P19"><text:span text:style-name="T1">Pelaaja</text:span><text:span text:style-name="T2">n käyttötapaukset</text:span></text:p>
      <text:p text:style-name="P2"><text:s/></text:p>
      <text:p text:style-name="P5">Kirjautuminen</text:p>
      <text:p text:style-name="P29">Käyttäjä kirjautuu palveluun</text:p>
      <text:p text:style-name="P3"/>
      <text:p text:style-name="P6"><text:span text:style-name="T17">Om</text:span>ie<text:span text:style-name="T17">n tie</text:span>tojen muokkaus</text:p>
      <text:p text:style-name="P4">Pelaaja muokkaa omia tietojaan</text:p>
      <text:p text:style-name="P2"/>
      <text:p text:style-name="P31">Joukkueeseen liittyminen</text:p>
      <text:p text:style-name="P4">Pelaaja <text:span text:style-name="T17">liittyy joukkueen jäseneksi</text:span></text:p>
      <text:p text:style-name="P4"/>
      <text:p text:style-name="P31">Joukkueen luominen</text:p>
      <text:p text:style-name="P34">Pelaaja luo uuden joukkuuen, ja liittyy samalla sen jäseneksi</text:p>
      <text:p text:style-name="P3"/>
      <text:p text:style-name="P20"><text:span text:style-name="T3">Joukkueenjäsenen</text:span><text:span text:style-name="T2"> käyttötapaukset</text:span></text:p>
      <text:p text:style-name="P6"/>
      <text:p text:style-name="P6"><text:span text:style-name="T17">Tapahtuman</text:span> lisääminen</text:p>
      <text:p text:style-name="P34">Joukkueenjäsen lisää tapahtuman joukkueelle jossa hän on jäsen</text:p>
      <text:p text:style-name="P34"/>
      <text:p text:style-name="P32"><text:span text:style-name="T17">Tapahtuman</text:span> <text:span text:style-name="T17">muokkaaminen</text:span></text:p>
      <text:p text:style-name="P34">Joukkueenjäsen muokkaa tapahtumaa joukkueelta johon hän kuuluu</text:p>
      <text:p text:style-name="P34"/>
      <text:p text:style-name="P32"><text:span text:style-name="T17">Tapahtuman</text:span> poistaminen</text:p>
      <text:p text:style-name="P34">Joukkueenjäsen poistaa tapahtuman joukkueelta jossa hän on jäsen</text:p>
      <text:p text:style-name="P3"/>
      <text:p text:style-name="P6">Joukkueen tietojen muokkaus</text:p>
      <text:p text:style-name="P4">Toimihenkilö muokkaa joukkueen tietoja</text:p>
      <text:p text:style-name="P4"/>
      <text:p text:style-name="P44"/>
      <text:p text:style-name="P22">Järjestelmän tietosisältö</text:p>
      <text:p text:style-name="P14"/>
      <text:p text:style-name="P15">Käsitekaavio</text:p>
      <text:p text:style-name="P15"><draw:frame draw:style-name="fr1" draw:name="Kuva5" text:anchor-type="paragraph" svg:x="0.534cm" svg:y="0.43cm" svg:width="12.363cm" svg:height="5.657cm" draw:z-index="0"><draw:image xlink:href="Pictures/1000020100000157000000B7AE025C2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40">Määritt<text:span text:style-name="T22">e</text:span>lyt</text:p>
      <text:p text:style-name="P15"/>
      <text:p text:style-name="P7">Joukkue</text:p>
      <table:table table:name="Opiskelija" table:style-name="Opiskelija">
        <table:table-column table:style-name="Opiskelija.A" table:number-columns-repeated="3"/>
        <table:table-header-rows>
          <table:table-row>
            <table:table-cell table:style-name="Opiskelija.A1" office:value-type="string">
              <text:p text:style-name="P25">Attribuutti</text:p>
            </table:table-cell>
            <table:table-cell table:style-name="Opiskelija.A1" office:value-type="string">
              <text:p text:style-name="P25">Arvojoukko</text:p>
            </table:table-cell>
            <table:table-cell table:style-name="Opiskelija.C1" office:value-type="string">
              <text:p text:style-name="P25">Kuvailu</text:p>
            </table:table-cell>
          </table:table-row>
        </table:table-header-rows>
        <table:table-row>
          <table:table-cell table:style-name="Opiskelija.A2" office:value-type="string">
            <text:p text:style-name="P26">Nimi</text:p>
          </table:table-cell>
          <table:table-cell table:style-name="Opiskelija.A2" office:value-type="string">
            <text:p text:style-name="P26">Merkkijono, max 30</text:p>
          </table:table-cell>
          <table:table-cell table:style-name="Opiskelija.C2" office:value-type="string">
            <text:p text:style-name="P26">Joukkueen nimi</text:p>
          </table:table-cell>
        </table:table-row>
        <table:table-row>
          <table:table-cell table:style-name="Opiskelija.A2" office:value-type="string">
            <text:p text:style-name="P26">Perustamisvuosi</text:p>
          </table:table-cell>
          <table:table-cell table:style-name="Opiskelija.A2" office:value-type="string">
            <text:p text:style-name="P26">Kokonaisluku</text:p>
          </table:table-cell>
          <table:table-cell table:style-name="Opiskelija.C2" office:value-type="string">
            <text:p text:style-name="P26">Perustamisvuosi</text:p>
          </table:table-cell>
        </table:table-row>
        <table:table-row>
          <table:table-cell table:style-name="Opiskelija.A2" office:value-type="string">
            <text:p text:style-name="P26">Paikkakunta</text:p>
          </table:table-cell>
          <table:table-cell table:style-name="Opiskelija.A2" office:value-type="string">
            <text:p text:style-name="P26">Merkkijono</text:p>
          </table:table-cell>
          <table:table-cell table:style-name="Opiskelija.C2" office:value-type="string">
            <text:p text:style-name="P26">Paikkakunta</text:p>
          </table:table-cell>
        </table:table-row>
      </table:table>
      <text:p text:style-name="P8"/>
      <text:p text:style-name="P8">Joukkueeseen voi kuulua <text:span text:style-name="T19">yhdestä</text:span> ylöspäin pelaajia. Tapahtumat ovat joukkuekohtaisia, ja niitä voi olla nollasta ylöspäin.</text:p>
      <text:p text:style-name="P8"/>
      <text:p text:style-name="P7">Pelaaja</text:p>
      <table:table table:name="Taulukko1" table:style-name="Taulukko1">
        <table:table-column table:style-name="Taulukko1.A" table:number-columns-repeated="3"/>
        <table:table-header-rows>
          <table:table-row>
            <table:table-cell table:style-name="Taulukko1.A1" office:value-type="string">
              <text:p text:style-name="P25">Attribuutti</text:p>
            </table:table-cell>
            <table:table-cell table:style-name="Taulukko1.A1" office:value-type="string">
              <text:p text:style-name="P25">Arvojoukko</text:p>
            </table:table-cell>
            <table:table-cell table:style-name="Taulukko1.C1" office:value-type="string">
              <text:p text:style-name="P25">Kuvailu</text:p>
            </table:table-cell>
          </table:table-row>
        </table:table-header-rows>
        <table:table-row>
          <table:table-cell table:style-name="Taulukko1.A2" office:value-type="string">
            <text:p text:style-name="P26">Nimi</text:p>
          </table:table-cell>
          <table:table-cell table:style-name="Taulukko1.A2" office:value-type="string">
            <text:p text:style-name="P26">Merkkijono, max 30</text:p>
          </table:table-cell>
          <table:table-cell table:style-name="Taulukko1.C2" office:value-type="string">
            <text:p text:style-name="P26">Pelaajan nimi</text:p>
          </table:table-cell>
        </table:table-row>
        <table:table-row>
          <table:table-cell table:style-name="Taulukko1.A2" office:value-type="string">
            <text:p text:style-name="P26">Salasana</text:p>
          </table:table-cell>
          <table:table-cell table:style-name="Taulukko1.A2" office:value-type="string">
            <text:p text:style-name="P26">Merkkijono, max 30</text:p>
          </table:table-cell>
          <table:table-cell table:style-name="Taulukko1.C2" office:value-type="string">
            <text:p text:style-name="P26">Salasana</text:p>
          </table:table-cell>
        </table:table-row>
      </table:table>
      <text:p text:style-name="P7"/>
      <text:p text:style-name="P8">Pelaaja voi kuulua yhteen tai useampaan joukkueseen, tai ei välttämättä yhteenkään.</text:p>
      <text:p text:style-name="P8"/>
      <text:p text:style-name="P7">Tapahtuma</text:p>
      <table:table table:name="Taulukko2" table:style-name="Taulukko2">
        <table:table-column table:style-name="Taulukko2.A" table:number-columns-repeated="3"/>
        <table:table-header-rows>
          <table:table-row>
            <table:table-cell table:style-name="Taulukko2.A1" office:value-type="string">
              <text:p text:style-name="P25">Attribuutti</text:p>
            </table:table-cell>
            <table:table-cell table:style-name="Taulukko2.A1" office:value-type="string">
              <text:p text:style-name="P25">Arvojoukko</text:p>
            </table:table-cell>
            <table:table-cell table:style-name="Taulukko2.C1" office:value-type="string">
              <text:p text:style-name="P25">Kuvailu</text:p>
            </table:table-cell>
          </table:table-row>
        </table:table-header-rows>
        <table:table-row>
          <table:table-cell table:style-name="Taulukko2.A2" office:value-type="string">
            <text:p text:style-name="P26">Kuvaus</text:p>
          </table:table-cell>
          <table:table-cell table:style-name="Taulukko2.A2" office:value-type="string">
            <text:p text:style-name="P26">Merkkijono, max 150</text:p>
          </table:table-cell>
          <table:table-cell table:style-name="Taulukko2.C2" office:value-type="string">
            <text:p text:style-name="P26">Tapahtuman kuvaus</text:p>
          </table:table-cell>
        </table:table-row>
        <table:table-row>
          <table:table-cell table:style-name="Taulukko2.A2" office:value-type="string">
            <text:p text:style-name="P26">Aika</text:p>
          </table:table-cell>
          <table:table-cell table:style-name="Taulukko2.A2" office:value-type="string">
            <text:p text:style-name="P26">Päiväys</text:p>
          </table:table-cell>
          <table:table-cell table:style-name="Taulukko2.C2" office:value-type="string">
            <text:p text:style-name="P26">Tapahtuman ajankohta</text:p>
          </table:table-cell>
        </table:table-row>
        <table:table-row>
          <table:table-cell table:style-name="Taulukko2.A2" office:value-type="string">
            <text:p text:style-name="P26">Paikka</text:p>
          </table:table-cell>
          <table:table-cell table:style-name="Taulukko2.A2" office:value-type="string">
            <text:p text:style-name="P26">Merkkijono, max 30</text:p>
          </table:table-cell>
          <table:table-cell table:style-name="Taulukko2.C2" office:value-type="string">
            <text:p text:style-name="P26">Tapahtuman paikka</text:p>
          </table:table-cell>
        </table:table-row>
      </table:table>
      <text:p text:style-name="P7"/>
      <text:p text:style-name="P8">Tapahtuma <text:span text:style-name="T19">on joukkuekohtainen</text:span>, <text:span text:style-name="T19">eli</text:span> sillä voi olla vain yksi joukkue. <text:span text:style-name="T19">Joukkueella voi toki olla monta tapahtumaa</text:span></text:p>
      <text:p text:style-name="P8"/>
      <text:p text:style-name="P8"/>
      <text:p text:style-name="P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Relaatiotietokanta</text:p>
      <text:p text:style-name="P16"/>
      <text:p text:style-name="P16"><draw:frame draw:style-name="fr1" draw:name="Kuva2" text:anchor-type="paragraph" svg:x="-0.533cm" svg:y="0.004cm" svg:width="17.47cm" svg:height="9.262cm" draw:z-index="2"><draw:image xlink:href="Pictures/100002010000020B0000019B013F0F9D.png" xlink:type="simple" xlink:show="embed" xlink:actuate="onLoad"/></draw:frame></text:p>
      <text:p text:style-name="P36"/>
      <text:p text:style-name="P41">Järjestelmän yleisrakenne</text:p>
      <text:p text:style-name="P41"/>
      <text:p text:style-name="P27">Sovellus on jaoteltu MVC-mallin mukaan kontrolleireihin, näkymiin ja malleihin, jotka löytyvät app kansion sisältä controllers, views ja models kansioiden sisältä. Kirjastot löytyvät hakemistosta lib.</text:p>
      <text:p text:style-name="P28"/>
      <text:p text:style-name="P37">Asennustiedot</text:p>
      <text:p text:style-name="P28"/>
      <text:p text:style-name="P27"><text:span text:style-name="T10">Asenna sovellus kopioimalla sen tiedostot palvelimen nettiin näkyvään hakemistoon (esim. usersin htdocs-hakemisto). Aseta sen jälkeen tietokannan yhteystiedot oikeaksi tiedostoon </text:span><text:span text:style-name="Source_20_Text"><text:span text:style-name="T12">libs/config.php</text:span></text:span><text:span text:style-name="T11">.</text:span><text:span text:style-name="T10"> Voit kopioida asetustiedoston mallin tiedostosta </text:span><text:span text:style-name="Source_20_Text"><text:span text:style-name="T12">libs/config.php.dist</text:span></text:span><text:span text:style-name="T13"> </text:span></text:p>
      <text:p text:style-name="P27"/>
      <text:p text:style-name="P17">Käynnistys/Käyttöohje</text:p>
      <text:p text:style-name="P9"/>
      <text:p text:style-name="P23"><text:span text:style-name="T7">Sovellus löytyy osoitteesta</text:span><text:a xlink:type="simple" xlink:href="https://jonharju.users.cs.helsinki.fi/tsoha/login">https://jonharju.users.cs.helsinki.fi/tsoha/login</text:a></text:p>
      <text:p text:style-name="P23"/>
      <text:p text:style-name="P9">Käyttäjänimi on Teemu ja salasana joku123</text:p>
      <text:p text:style-name="P24"/>
      <text:p text:style-name="P9">Sivulla pystyy tällä hetkellä lisäämään <text:span text:style-name="T14">joukkueita ja hallinnoimaan niitä(muokkaamaan ja poistamaaan). Joukkueisiin pystyy liittymään ja niille pystyy luomaan tapahtumia.</text:span></text:p>
      <text:p text:style-name="P18"/>
      <text:p text:style-name="P18"/>
      <text:p text:style-name="P18"><text:soft-page-break/></text:p>
      <text:p text:style-name="P18"/>
      <text:p text:style-name="P18"/>
      <text:p text:style-name="P18">Käyttöliittymä ja järjestelmän komponentit</text:p>
      <text:p text:style-name="P18"><draw:frame draw:style-name="fr1" draw:name="Kuva3" text:anchor-type="paragraph" svg:x="-0.21cm" svg:y="0.621cm" svg:width="17.625cm" svg:height="12.853cm" draw:z-index="3"><draw:image xlink:href="Pictures/1000020100000297000001C3CF78F81D.png" xlink:type="simple" xlink:show="embed" xlink:actuate="onLoad"/></draw:frame></text:p>
      <text:h text:style-name="P45" text:outline-level="2"><text:soft-page-break/></text:h>
      <text:h text:style-name="P45" text:outline-level="2"><text:span text:style-name="T9">Testaus, tunnetut bugit ja puutteet &amp; jatkokehitysideat</text:span></text:h>
      <text:h text:style-name="P46" text:outline-level="2">Ohjelmaa on testattu kokeilemalla kaikkia toimintoja sivuilla ja tutkimalla miten ne reagoivat siihen. Parannusideoina olisi mm. joukkueeseen liittymisen hyväksyminen, <text:span text:style-name="T20">tapahtumien ajankohdan hyödyntäminen, tapahtumiiin ilmoittautuminen ja layoutin parantelu</text:span>. <text:span text:style-name="T20">Tällä hetkellä ei ole tunnettuja bugeja, mutta pelaajan ja joukkueen monesta-moneen suhteen päivityksen jälkeen saatta löytyä joukkueista ja sen tapahtumista jäänteitä vanhasta ratkaisusta, jotka sen myötä sen nyt saattavat aiheuttaa ongelmia.</text:span></text:h>
      <text:h text:style-name="P47" text:outline-level="2"/>
      <text:h text:style-name="P47" text:outline-level="2">Omat kokemukset</text:h>
      <text:p text:style-name="P43">Tietokantasovelluksesssa helppoa oli idean saamine<text:span text:style-name="T21">n</text:span>. <text:span text:style-name="T21">Myöskin itse ohjelmointi eteni hyvin sulavasti ja debuggaaminen oli huomattavasti helpompaa kuin mihin tottunut, sillä ohjeet auttoivat yleensä korjaamaan tai päättelemään missä vika lienee.</text:span> Vaikeaa taas oli keksiä miten on parasta toteuttaa ideat, joten <text:span text:style-name="T21">ratkaisuja on ollut monta erilaista ja niitä</text:span> on saanut muuttaa useampaan otteeseen. <text:span text:style-name="T15">Opin ohjelmoimaan php:ta ja miten tietokanta toteutetaan käyttännössä,sekä miten sitä voi hyödyntää sovellukses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Menlo" svg:font-family="Menlo, Monaco, Consolas, 'Ubuntu Mono', 'DejaVu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6T22:19:58.077000000</dc:date>
    <meta:generator>LibreOffice/4.2.6.3$Windows_x86 LibreOffice_project/3fd416d4c6db7d3204c17ce57a1d70f6e531ee21</meta:generator>
    <meta:editing-duration>PT6H21M13S</meta:editing-duration>
    <meta:editing-cycles>12</meta:editing-cycles>
    <meta:document-statistic meta:table-count="3" meta:image-count="4" meta:object-count="0" meta:page-count="6" meta:paragraph-count="91" meta:word-count="473" meta:character-count="4090" meta:non-whitespace-character-count="4089"/>
  </office:meta>
</office:document-meta>
</file>